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aramons" svg:font-family="Garamons"/>
    <style:font-face style:name="Roboto" svg:font-family="Roboto, Arial, sans-serif"/>
    <style:font-face style:name="Garamond" svg:font-family="Garamond" style:font-family-generic="roman"/>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Helvetica" fo:font-size="13pt" officeooo:paragraph-rsid="0008dd35" style:font-size-asian="13pt" style:font-size-complex="13pt"/>
    </style:style>
    <style:style style:name="P2" style:family="paragraph" style:parent-style-name="Standard">
      <style:paragraph-properties fo:margin-left="0cm" fo:margin-right="0cm" fo:orphans="2" fo:widows="2" fo:text-indent="0cm" style:auto-text-indent="false"/>
      <style:text-properties style:font-name="Helvetica" fo:font-size="13pt" officeooo:rsid="0008dd35" officeooo:paragraph-rsid="0008dd35" style:font-size-asian="13pt" style:font-size-complex="13pt"/>
    </style:style>
    <style:style style:name="P3" style:family="paragraph" style:parent-style-name="Standard">
      <style:paragraph-properties fo:margin-left="0cm" fo:margin-right="0cm" fo:orphans="2" fo:widows="2" fo:text-indent="0cm" style:auto-text-indent="false"/>
      <style:text-properties style:font-name="Helvetica" fo:font-size="13pt" fo:font-weight="bold" officeooo:paragraph-rsid="0008dd35" style:font-size-asian="13pt" style:font-weight-asian="bold" style:font-size-complex="13pt" style:font-weight-complex="bold"/>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3c4043"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esponde a las siguientes preguntas referidas a tu plan de empresa.</text:span></text:p>
      <text:p text:style-name="P3"><text:span text:style-name="T1"/></text:p>
      <text:p text:style-name="P3"><text:span text:style-name="T1">Debes investigar sobre la realidad de tu mercado elegido para apoyar esta parte con la mayor información posible. </text:span></text:p>
      <text:p text:style-name="P3"><text:span text:style-name="T1"/></text:p>
      <text:p text:style-name="P3"><text:span text:style-name="T1">a) ¿Cuál es el grado de competencia en el sector? ¿Hay muchos o pocos consumidores? ¿El sector se encuentra en crecimiento o decrece? ¿Hay diferenciación entre los competidores? ¿Hay más oferta o demanda? ¿Existen barreras de salida? ¿Hay barreras de entrada para nuevos competidores?</text:span></text:p>
      <text:p text:style-name="P2"><text:span text:style-name="T2"><text:s text:c="3"/>Creo que el punto débil de mi empresa es que cada vez hay menos gente que lee por lo que alguna que se este iniciando en el mundo de la lectura, no tenga demasiado dinero o prefiera leer en físico se abstendrá de pagar la suscripción de la app por lo que baja el número de personas que puedan llegar a comprar esa suscripción. Pero pienso que al ofrecer otros servicios como chats entre lectores y escritores, organización de eventos, descuentos y demás puede atraer la atención de muchas personas y hacer que se suscriban.</text:span></text:p>
      <text:p text:style-name="P1"><text:span text:style-name="T2"/></text:p>
      <text:p text:style-name="P1"><text:span text:style-name="T2"/></text:p>
      <text:p text:style-name="P3"><text:span text:style-name="T1"><text:s/>b) ¿Existen productos sustitutivos? </text:span></text:p>
      <text:p text:style-name="P2"><text:span text:style-name="T2"><text:s text:c="3"/>No existe ninguna aplicación parecida en el mercado y por ello pienso que mi empresa ficticia podría llegar a ser un éxito por ello.</text:span></text:p>
      <text:p text:style-name="P1"><text:span text:style-name="T2"/></text:p>
      <text:p text:style-name="P3"><text:span text:style-name="T1"/></text:p>
      <text:p text:style-name="P3"><text:span text:style-name="T1">c) ¿Tienen mucho poder los proveedores?</text:span></text:p>
      <text:p text:style-name="P2"><text:span text:style-name="T2"><text:s text:c="3"/>No mucho, no se necesita ningún artículo físico ya que la mayor parte gira entorno la aplicación (menos eventos y demás)</text:span></text:p>
      <text:p text:style-name="P1"><text:span text:style-name="T2"/></text:p>
      <text:p text:style-name="P3"><text:span text:style-name="T1"/></text:p>
      <text:p text:style-name="P3"><text:span text:style-name="T1">d) ¿Tienen mucho poder los clientes?</text:span></text:p>
      <text:p text:style-name="P2"><text:s text:c="3"/>Para mi empresa si tienen mucho poder los clientes ya que son la base del proyecto, ya que sin clientes no se podrían obtener los autores ni se podrían celebrar eventos y demás.</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aramons" svg:font-family="Garamons"/>
    <style:font-face style:name="Roboto" svg:font-family="Roboto, Arial, sans-serif"/>
    <style:font-face style:name="Garamond" svg:font-family="Garamond" style:font-family-generic="roman"/>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1T18:03:21.830000000</meta:creation-date>
    <dc:date>2021-01-21T18:14:19.482000000</dc:date>
    <meta:editing-duration>PT26S</meta:editing-duration>
    <meta:editing-cycles>1</meta:editing-cycles>
    <meta:document-statistic meta:table-count="0" meta:image-count="0" meta:object-count="0" meta:page-count="1" meta:paragraph-count="10" meta:word-count="262" meta:character-count="1541" meta:non-whitespace-character-count="1274"/>
    <meta:generator>LibreOffice/6.4.0.3$Windows_X86_64 LibreOffice_project/b0a288ab3d2d4774cb44b62f04d5d28733ac6df8</meta:generator>
  </office:meta>
</office:document-meta>
</file>